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3243in" fo:margin-left="-0.075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5.6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70c0" fo:padding-left="0.075in" fo:padding-right="0.075in" fo:padding-top="0.0785in" fo:padding-bottom="0.0785in" fo:border-left="none" fo:border-right="none" fo:border-top="0.5pt solid #7f7f7f" fo:border-bottom="0.5pt solid #7f7f7f">
        <style:background-image/>
      </style:table-cell-properties>
    </style:style>
    <style:style style:name="Table1.A2" style:family="table-cell">
      <style:table-cell-properties fo:background-color="#bdd6ee" fo:padding-left="0.075in" fo:padding-right="0.075in" fo:padding-top="0.0785in" fo:padding-bottom="0.0785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B3" style:family="table-cell">
      <style:table-cell-properties fo:background-color="#ffffff" fo:padding-left="0.075in" fo:padding-right="0.075in" fo:padding-top="0.0785in" fo:padding-bottom="0.0785in" fo:border-left="0.5pt solid #7f7f7f" fo:border-right="none" fo:border-top="0.5pt solid #7f7f7f" fo:border-bottom="0.5pt solid #7f7f7f">
        <style:background-image/>
      </style:table-cell-properties>
    </style:style>
    <style:style style:name="Table1.4" style:family="table-row">
      <style:table-row-properties style:min-row-height="0.9132in" fo:keep-together="auto"/>
    </style:style>
    <style:style style:name="Table1.A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B4" style:family="table-cell">
      <style:table-cell-properties fo:background-color="#ffffff" fo:padding-left="0.075in" fo:padding-right="0.075in" fo:padding-top="0.0785in" fo:padding-bottom="0.0785in" fo:border-left="0.5pt solid #7f7f7f" fo:border-right="none" fo:border-top="none" fo:border-bottom="none">
        <style:background-image/>
      </style:table-cell-properties>
    </style:style>
    <style:style style:name="Table1.A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9" style:family="table-cell">
      <style:table-cell-properties fo:background-color="#bdd6ee" fo:padding-left="0.075in" fo:padding-right="0.075in" fo:padding-top="0.0785in" fo:padding-bottom="0.0785in" fo:border-left="none" fo:border-right="none" fo:border-top="0.5pt solid #7f7f7f" fo:border-bottom="0.5pt solid #7f7f7f">
        <style:background-image/>
      </style:table-cell-properties>
    </style:style>
    <style:style style:name="Table1.A2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2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2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2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2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2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2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2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2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2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3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3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3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3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3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3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3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3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3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4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4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4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4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4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4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4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4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4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4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5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5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5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5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5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5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5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5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5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6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6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6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64" style:family="table-cell">
      <style:table-cell-properties fo:background-color="#0070c0" fo:padding-left="0.075in" fo:padding-right="0.075in" fo:padding-top="0.0785in" fo:padding-bottom="0.0785in" fo:border="none">
        <style:background-image/>
      </style:table-cell-properties>
    </style:style>
    <style:style style:name="Table1.A6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6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6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6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7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7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7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7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8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8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8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8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8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8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8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8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9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9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9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9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9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97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9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9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0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01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02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0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0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0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06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08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09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10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13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14" style:family="table-cell">
      <style:table-cell-properties fo:padding-left="0.075in" fo:padding-right="0.075in" fo:padding-top="0.0785in" fo:padding-bottom="0.0785in" fo:border-left="none" fo:border-right="0.5pt solid #7f7f7f" fo:border-top="none" fo:border-bottom="none"/>
    </style:style>
    <style:style style:name="Table1.A115" style:family="table-cell">
      <style:table-cell-properties fo:padding-left="0.075in" fo:padding-right="0.075in" fo:padding-top="0.0785in" fo:padding-bottom="0.0785in" fo:border-left="none" fo:border-right="0.5pt solid #7f7f7f" fo:border-top="0.5pt solid #7f7f7f" fo:border-bottom="0.5pt solid #7f7f7f"/>
    </style:style>
    <style:style style:name="Table1.A116" style:family="table-cell">
      <style:table-cell-properties fo:padding-left="0.075in" fo:padding-right="0.075in" fo:padding-top="0.0785in" fo:padding-bottom="0.0785in" fo:border-left="none" fo:border-right="0.5pt solid #7f7f7f" fo:border-top="none" fo:border-bottom="0.5pt solid #7f7f7f"/>
    </style:style>
    <style:style style:name="Table1.B116" style:family="table-cell">
      <style:table-cell-properties fo:background-color="#ffffff" fo:padding-left="0.075in" fo:padding-right="0.075in" fo:padding-top="0.0785in" fo:padding-bottom="0.0785in" fo:border-left="0.5pt solid #7f7f7f" fo:border-right="none" fo:border-top="none" fo:border-bottom="0.5pt solid #7f7f7f">
        <style:background-image/>
      </style:table-cell-properties>
    </style:style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paragraph-properties>
        <style:tab-stops>
          <style:tab-stop style:position="5.611in" style:type="center"/>
          <style:tab-stop style:position="7.2846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language="hr" fo:country="HR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language="hr" fo:country="HR" officeooo:rsid="0019d869" officeooo:paragraph-rsid="0019d869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language="hr" fo:country="HR" officeooo:rsid="001b8c05" officeooo:paragraph-rsid="001b8c05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language="hr" fo:country="HR" officeooo:rsid="001cd63a" officeooo:paragraph-rsid="001cd63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language="hr" fo:country="HR" officeooo:rsid="001e0f0b" officeooo:paragraph-rsid="001e0f0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language="hr" fo:country="HR" officeooo:rsid="00211c6d" officeooo:paragraph-rsid="00211c6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language="hr" fo:country="HR" officeooo:rsid="0021595a" officeooo:paragraph-rsid="0021595a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language="hr" fo:country="HR" officeooo:rsid="00229077" officeooo:paragraph-rsid="00229077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language="hr" fo:country="HR" officeooo:rsid="0024702a" officeooo:paragraph-rsid="0024702a"/>
    </style:style>
    <style:style style:name="P13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color="#0070c0" style:font-name="Calibri Light" fo:font-size="16pt" fo:language="hr" fo:country="HR" style:font-name-asian="F" style:font-size-asian="16pt" style:font-name-complex="F" style:font-size-complex="16pt"/>
    </style:style>
    <style:style style:name="P14" style:family="paragraph" style:parent-style-name="Heading_20_1" style:list-style-name="WWNum2">
      <style:paragraph-properties fo:margin-left="0.2957in" fo:margin-right="0in" fo:text-indent="-0.2957in" style:auto-text-indent="false"/>
    </style:style>
    <style:style style:name="P15" style:family="paragraph" style:parent-style-name="Heading_20_1" style:list-style-name="WWNum2">
      <style:paragraph-properties fo:margin-left="0.2957in" fo:margin-right="0in" fo:text-indent="-0.2957in" style:auto-text-indent="false" fo:break-before="page"/>
    </style:style>
    <style:style style:name="P16" style:family="paragraph" style:parent-style-name="Subtitle" style:master-page-name="Standard">
      <style:paragraph-properties style:page-number="auto"/>
    </style:style>
    <style:style style:name="P17" style:family="paragraph" style:parent-style-name="List_20_Paragraph" style:list-style-name="WWNum3"/>
    <style:style style:name="P18" style:family="paragraph" style:parent-style-name="code">
      <style:paragraph-properties fo:margin-left="0.7874in" fo:margin-right="0in" fo:text-indent="0in" style:auto-text-indent="false"/>
    </style:style>
    <style:style style:name="P19" style:family="paragraph" style:parent-style-name="tasks" style:list-style-name="WWNum6"/>
    <style:style style:name="P20" style:family="paragraph" style:parent-style-name="tasks" style:list-style-name="WWNum7">
      <style:paragraph-properties fo:margin-left="1.0429in" fo:margin-right="0in" fo:margin-top="0.0417in" fo:margin-bottom="0in" loext:contextual-spacing="false" fo:text-indent="-0.248in" style:auto-text-indent="false"/>
    </style:style>
    <style:style style:name="P21" style:family="paragraph" style:parent-style-name="tasks" style:list-style-name="">
      <style:paragraph-properties fo:margin-left="0.4925in" fo:margin-right="0in" fo:margin-top="0.0417in" fo:margin-bottom="0in" loext:contextual-spacing="false" fo:text-indent="0in" style:auto-text-indent="false"/>
    </style:style>
    <style:style style:name="T1" style:family="text">
      <style:text-properties fo:language="hr" fo:country="HR"/>
    </style:style>
    <style:style style:name="T2" style:family="text">
      <style:text-properties fo:language="hr" fo:country="HR" fo:font-weight="bold" style:font-weight-asian="bold"/>
    </style:style>
    <style:style style:name="T3" style:family="text">
      <style:text-properties fo:color="#ffffff" fo:font-size="16pt" fo:language="hr" fo:country="HR" fo:font-weight="bold" style:font-size-asian="16pt" style:font-weight-asian="bold"/>
    </style:style>
    <style:style style:name="T4" style:family="text">
      <style:text-properties fo:color="#c00000" fo:language="hr" fo:country="HR"/>
    </style:style>
    <style:style style:name="T5" style:family="text">
      <style:text-properties fo:color="#c00000"/>
    </style:style>
    <style:style style:name="T6" style:family="text">
      <style:text-properties fo:color="#0070c0" fo:language="hr" fo:country="HR"/>
    </style:style>
    <style:style style:name="T7" style:family="text">
      <style:text-properties fo:color="#0070c0"/>
    </style:style>
    <style:style style:name="T8" style:family="text">
      <style:text-properties fo:color="#538135" fo:language="hr" fo:country="HR"/>
    </style:style>
    <style:style style:name="T9" style:family="text">
      <style:text-properties fo:color="#538135"/>
    </style:style>
    <style:style style:name="T10" style:family="text">
      <style:text-properties style:font-name="Calibri Light" fo:language="hr" fo:country="HR"/>
    </style:style>
    <style:style style:name="T11" style:family="text">
      <style:text-properties style:font-name="Calibri Light" fo:language="hr" fo:country="HR"/>
    </style:style>
    <style:style style:name="T12" style:family="text">
      <style:text-properties style:font-name="Calibri Light" fo:language="hr" fo:country="HR"/>
    </style:style>
    <style:style style:name="T13" style:family="text">
      <style:text-properties style:font-name="Calibri Light" fo:language="hr" fo:country="HR"/>
    </style:style>
    <style:style style:name="T14" style:family="text">
      <style:text-properties style:font-name="Calibri Light" fo:font-size="8pt" fo:language="hr" fo:country="HR" style:font-size-asian="8pt" style:font-size-complex="8pt"/>
    </style:style>
    <style:style style:name="T15" style:family="text">
      <style:text-properties style:font-name="Calibri Light" fo:font-size="8pt" fo:language="hr" fo:country="HR" style:font-size-asian="8pt" style:font-size-complex="8pt"/>
    </style:style>
    <style:style style:name="T16" style:family="text">
      <style:text-properties style:font-name="Calibri Light" fo:font-size="8pt" fo:language="hr" fo:country="HR" style:font-size-asian="8pt" style:font-size-complex="8pt"/>
    </style:style>
    <style:style style:name="T17" style:family="text">
      <style:text-properties style:font-name="Calibri Light"/>
    </style:style>
    <style:style style:name="T18" style:family="text">
      <style:text-properties officeooo:rsid="001b8c05"/>
    </style:style>
    <style:style style:name="T19" style:family="text">
      <style:text-properties officeooo:rsid="001e0f0b"/>
    </style:style>
    <style:style style:name="T20" style:family="text">
      <style:text-properties officeooo:rsid="001e1f9e"/>
    </style:style>
    <style:style style:name="T21" style:family="text">
      <style:text-properties officeooo:rsid="00229077"/>
    </style:style>
    <style:style style:name="T22" style:family="text">
      <style:text-properties officeooo:rsid="0024702a"/>
    </style:style>
    <style:style style:name="T23" style:family="text">
      <style:text-properties officeooo:rsid="0024be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iprema za studentsku praksu</text:p>
      <text:p text:style-name="Title">Zadatci – Linux Administrator</text:p>
      <text:p text:style-name="Subtitle">v2.0</text:p>
      <text:list xml:id="list7749196699248151649" text:style-name="WWNum2">
        <text:list-item>
          <text:h text:style-name="P14" text:outline-level="1"><text:bookmark-start text:name="_Ref493513928"/>Teorijski dio<text:bookmark-end text:name="_Ref493513928"/></text:h>
        </text:list-item>
      </text:list>
      <text:p text:style-name="Standard"><text:span text:style-name="T1">Prođite kroz listu pojmova iz prvog stupca tablice ispod s ciljem da upoznate, proučite i razumijete što je moguće više pojmova.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UNIX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3"><text:span text:style-name="T2">Uvod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<text:span text:style-name="T4">Konzola</text:span></text:p>
          </table:table-cell>
          <table:table-cell table:style-name="Table1.B3" office:value-type="string">
            <text:p text:style-name="P5">Konzola ili Terminal je program koji otvara prozor i omogućava interakciju sa shell-om. <text:span text:style-name="T18">Postoje razni konzolni emulatori poput: gnome-terminal, konsole, xterm, rxvt, eterm, terminator i drugi.</text:span></text:p>
          </table:table-cell>
        </table:table-row>
        <table:table-row table:style-name="Table1.4">
          <table:table-cell table:style-name="Table1.A4" office:value-type="string">
            <text:p text:style-name="P3"><text:span text:style-name="T4">Shell</text:span></text:p>
          </table:table-cell>
          <table:table-cell table:style-name="Table1.B4" office:value-type="string">
            <text:p text:style-name="P6">Shell je korisničko CLI sučelje za interakciju s kernelom tj. interaktivni alat za pokretanje programa, obradu teksta, manipulaciju datotekama i datotečnim sustavima, upravljanje procesima, itd. U ve<text:span text:style-name="T19">ć</text:span>ini distibucija se koristi bash (Bourne Again Shell).</text:p>
          </table:table-cell>
        </table:table-row>
        <table:table-row table:style-name="Table1.1">
          <table:table-cell table:style-name="Table1.A5" office:value-type="string">
            <text:p text:style-name="P3"><text:span text:style-name="T4">Varijabla</text:span></text:p>
          </table:table-cell>
          <table:table-cell table:style-name="Table1.B3" office:value-type="string">
            <text:p text:style-name="P7">Varijabla je skladište u kojemu se nalazi podatak. Ima svoje ime, tip varijable i vrijednost koja se može mijenjati tijekom rada s varijablom.</text:p>
          </table:table-cell>
        </table:table-row>
        <table:table-row table:style-name="Table1.1">
          <table:table-cell table:style-name="Table1.A6" office:value-type="string">
            <text:p text:style-name="P3"><text:span text:style-name="T4">Apsolutna putanja</text:span></text:p>
          </table:table-cell>
          <table:table-cell table:style-name="Table1.B4" office:value-type="string">
            <text:p text:style-name="P7">Apsolutna (globalna) putanja počinje od korijenskog direktorija prolazeći pritom kroz sve podmape i završava imenom dokumenta na kojeg se putanja odnosi.</text:p>
          </table:table-cell>
        </table:table-row>
        <table:table-row table:style-name="Table1.1">
          <table:table-cell table:style-name="Table1.A7" office:value-type="string">
            <text:p text:style-name="P3"><text:span text:style-name="T4">Relativna putanja</text:span></text:p>
          </table:table-cell>
          <table:table-cell table:style-name="Table1.B3" office:value-type="string">
            <text:p text:style-name="P7">Kod relativne putanje, početna točka nije korijenski direktorij, već direktorij u kojem se nalazi dokument.</text:p>
          </table:table-cell>
        </table:table-row>
        <table:table-row table:style-name="Table1.1">
          <table:table-cell table:style-name="Table1.A8" office:value-type="string">
            <text:p text:style-name="P3"><text:span text:style-name="T4">Vlasnička struktura direktorija i datoteka</text:span></text:p>
          </table:table-cell>
          <table:table-cell table:style-name="Table1.B4" office:value-type="string">
            <text:p text:style-name="P8">Postoji hijerarhijska struktura datotečnog sustava, početak datotečnog sustava je root (korijen) i označava se s '/'. Ispod root direktorija nalaze se direktoriji koji sadrže poddirektorije i datoteke.</text:p>
          </table:table-cell>
        </table:table-row>
        <table:table-row table:style-name="Table1.1">
          <table:table-cell table:style-name="Table1.A9" office:value-type="string">
            <text:p text:style-name="P3"><text:span text:style-name="T4">Prava pristupa direktorijima i datotekama</text:span></text:p>
          </table:table-cell>
          <table:table-cell table:style-name="Table1.B3" office:value-type="string">
            <text:p text:style-name="P8">"<text:span text:style-name="T20">Super User" korisnički račun administrira ostale korisničke račune. Svaki korisnik ima uid i gid. Postoje tri razine dodjeljivanja prava pristupa: user, group i other (ugo). Vrste prava pristupa su read, write i execute (r-w-x).</text:span></text:p>
          </table:table-cell>
        </table:table-row>
        <table:table-row table:style-name="Table1.1">
          <table:table-cell table:style-name="Table1.A10" office:value-type="string">
            <text:p text:style-name="P3"><text:span text:style-name="T4">Special characters</text:span></text:p>
          </table:table-cell>
          <table:table-cell table:style-name="Table1.B4" office:value-type="string">
            <text:p text:style-name="P9">Special characters su znakovi koji imaju posebno značenje shell-u te ih se drugačije interpretira. Primjer je '#' koji označava početak komentara, neki od ostalih special char-ova su '&amp;', ';', '|', '?', '$', '~'.</text:p>
          </table:table-cell>
        </table:table-row>
        <table:table-row table:style-name="Table1.1">
          <table:table-cell table:style-name="Table1.A11" office:value-type="string">
            <text:p text:style-name="P3"><text:span text:style-name="T4">Wildcards</text:span></text:p>
          </table:table-cell>
          <table:table-cell table:style-name="Table1.B3" office:value-type="string">
            <text:p text:style-name="P10">Wildcard je znak koji se koristi kao zamjena za neku klasu znakova u pretraživanju, povečavajući fleksibilnost i efikasnost pretraživanja. <text:span text:style-name="T21">Najčešće korištena wildcard je asterisk (*), postoje još '?' wildcard te par uglatih zagrada '[]'.</text:span></text:p>
          </table:table-cell>
        </table:table-row>
        <table:table-row table:style-name="Table1.1">
          <table:table-cell table:style-name="Table1.A12" office:value-type="string">
            <text:p text:style-name="P3"><text:span text:style-name="T6">Korisnički profil</text:span></text:p>
          </table:table-cell>
          <table:table-cell table:style-name="Table1.B4" office:value-type="string">
            <text:p text:style-name="P11">Korisnički profil se sastoji od imena i zaporke, ima pristup vlastitom (home) direktoriju te ima ograničen pristup. Podaci računa se nalaze u datoteci /etc/passwd i sadrže: <text:span text:style-name="T22">ime korisnika, oznaka polja za zaporku, UID, GID, korisnički podaci, putanja home direktorija i oznaka ljuske.</text:span></text:p>
          </table:table-cell>
        </table:table-row>
        <table:table-row table:style-name="Table1.1">
          <table:table-cell table:style-name="Table1.A13" office:value-type="string">
            <text:p text:style-name="P3"><text:span text:style-name="T6">„Cron jobs“</text:span></text:p>
          </table:table-cell>
          <table:table-cell table:style-name="Table1.B3" office:value-type="string">
            <text:p text:style-name="P12">Cron omugučuje korisnicima pokretanje naredbi i skripti u točno određeno vrijeme. Moguće je <text:span text:style-name="T23">zakazati skripte da se izvršavaju periodički.</text:span></text:p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p text:style-name="P3"><text:span text:style-name="T2">Specijalni direktoriji</text:span>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3"><text:span text:style-name="T4">/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P3"><text:span text:style-name="T4">.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7" office:value-type="string">
            <text:p text:style-name="P3"><text:span text:style-name="T4">..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8" office:value-type="string">
            <text:p text:style-name="P3"><text:span text:style-name="T4">~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3"><text:span text:style-name="T2">Naredbe za manipulaciju direktorijima i datotekama</text:span></text:p>
          </table:table-cell>
          <table:covered-table-cell/>
        </table:table-row>
        <table:table-row table:style-name="Table1.1">
          <table:table-cell table:style-name="Table1.A20" office:value-type="string">
            <text:p text:style-name="P3"><text:span text:style-name="T4">Izlistanje sadržaja direktorij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1" office:value-type="string">
            <text:p text:style-name="P3"><text:span text:style-name="T4">Kreiranje direktorij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2" office:value-type="string">
            <text:p text:style-name="P3"><text:span text:style-name="T4">Kretanje kroz direktorij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3" office:value-type="string">
            <text:p text:style-name="P3"><text:span text:style-name="T4">Kopiranje direktorija i datotek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4" office:value-type="string">
            <text:p text:style-name="P3"><text:span text:style-name="T4">Preimenovanje direktorija i datotek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5" office:value-type="string">
            <text:p text:style-name="P3"><text:span text:style-name="T4">Brisanje direktorija i datotek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6" office:value-type="string">
            <text:p text:style-name="P3"><text:span text:style-name="T4">Pretraživanje po nazivu direktorija i datotek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7" office:value-type="string">
            <text:p text:style-name="P3"><text:span text:style-name="T4">Ispisivanje sadržaja datotek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8" office:value-type="string">
            <text:p text:style-name="P3"><text:span text:style-name="T6">Pretraživanje sadržaja datotek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9" office:value-type="string">
            <text:p text:style-name="P3"><text:span text:style-name="T6">Usporedba sadržaja datotek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30" office:value-type="string">
            <text:p text:style-name="P3"><text:span text:style-name="T4">Promjena prava pristupa direktoriju / datotec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31" office:value-type="string">
            <text:p text:style-name="P3"><text:span text:style-name="T4">Promjena vlasništva nad direktorijem / datotekom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" table:number-columns-spanned="2" office:value-type="string">
            <text:p text:style-name="P3"><text:span text:style-name="T2">Ostale naredbe</text:span></text:p>
          </table:table-cell>
          <table:covered-table-cell/>
        </table:table-row>
        <table:table-row table:style-name="Table1.1">
          <table:table-cell table:style-name="Table1.A33" office:value-type="string">
            <text:p text:style-name="P3"><text:span text:style-name="T4">„Pomoć“ za neku naredbu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34" office:value-type="string">
            <text:p text:style-name="P3"><text:span text:style-name="T4">Ispis teksta na </text:span><text:soft-page-break/><text:span text:style-name="T4">konzolu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35" office:value-type="string">
            <text:p text:style-name="P3"><text:span text:style-name="T6">Zauzeće disk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36" office:value-type="string">
            <text:p text:style-name="P3"><text:span text:style-name="T6">Pregled stanja sustava (procesor i memorija)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37" office:value-type="string">
            <text:p text:style-name="P3"><text:span text:style-name="T6">Izlistanje povijesti naredbi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38" office:value-type="string">
            <text:p text:style-name="P3"><text:span text:style-name="T4">Izlistanje svih proces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39" office:value-type="string">
            <text:p text:style-name="P3"><text:span text:style-name="T8">Izlistanje suspendiranih i pozadinskih proces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40" office:value-type="string">
            <text:p text:style-name="P3"><text:span text:style-name="T6">Prekidanje proces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1" office:value-type="string">
            <text:p text:style-name="P3"><text:span text:style-name="T4">Preusmjeravanje „outputa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42" office:value-type="string">
            <text:p text:style-name="P3"><text:span text:style-name="T6">Preusmjeravanje „inputa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3" office:value-type="string">
            <text:p text:style-name="P3"><text:span text:style-name="T4">Povezivanje naredbi („pipe“)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44" office:value-type="string">
            <text:p text:style-name="P3"><text:span text:style-name="T4">Prečac „Ctrl + C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5" office:value-type="string">
            <text:p text:style-name="P3"><text:span text:style-name="T6">Naredba „tail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46" office:value-type="string">
            <text:p text:style-name="P3"><text:span text:style-name="T6">Naredba „sed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7" office:value-type="string">
            <text:p text:style-name="P3"><text:span text:style-name="T6">Naredba „awk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48" office:value-type="string">
            <text:p text:style-name="P3"><text:span text:style-name="T6">Naredba „tar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49" office:value-type="string">
            <text:p text:style-name="P3"><text:span text:style-name="T6">Naredba „mount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50" office:value-type="string">
            <text:p text:style-name="P3"><text:span text:style-name="T8">Naredba „umount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1" office:value-type="string">
            <text:p text:style-name="P3"><text:span text:style-name="T8">Naredba „set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52" office:value-type="string">
            <text:p text:style-name="P3"><text:span text:style-name="T8">Naredba „unset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3" office:value-type="string">
            <text:p text:style-name="P3"><text:span text:style-name="T8">Naredba „export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54" office:value-type="string">
            <text:p text:style-name="P3"><text:span text:style-name="T8">Naredba „alias“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5" office:value-type="string">
            <text:p text:style-name="P3"><text:span text:style-name="T8">Naredba „cut“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56" office:value-type="string">
            <text:p text:style-name="P3"><text:span text:style-name="T8">Regular expressions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3"><text:span text:style-name="T2">Osnovni preglednici</text:span></text:p>
          </table:table-cell>
          <table:covered-table-cell/>
        </table:table-row>
        <table:table-row table:style-name="Table1.1">
          <table:table-cell table:style-name="Table1.A58" office:value-type="string">
            <text:p text:style-name="P3"><text:span text:style-name="T4">Vrste osnovnih </text:span><text:soft-page-break/><text:span text:style-name="T4">preglednik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9" office:value-type="string">
            <text:p text:style-name="P3"><text:span text:style-name="T4">Naredbe u „less“ pregledniku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" table:number-columns-spanned="2" office:value-type="string">
            <text:p text:style-name="P3"><text:span text:style-name="T2">vi editor</text:span></text:p>
          </table:table-cell>
          <table:covered-table-cell/>
        </table:table-row>
        <table:table-row table:style-name="Table1.1">
          <table:table-cell table:style-name="Table1.A61" office:value-type="string">
            <text:p text:style-name="P3"><text:span text:style-name="T4">Uređivanje tekst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62" office:value-type="string">
            <text:p text:style-name="P3"><text:span text:style-name="T4">Snimanje promjen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63" office:value-type="string">
            <text:p text:style-name="P3"><text:span text:style-name="T4">Izlazak iz editora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64" table:number-columns-spanned="2" office:value-type="string">
            <text:p text:style-name="P3"><text:span text:style-name="T3">SHELL SKRIPTE</text:span></text:p>
          </table:table-cell>
          <table:covered-table-cell/>
        </table:table-row>
        <table:table-row table:style-name="Table1.1">
          <table:table-cell table:style-name="Table1.A19" table:number-columns-spanned="2" office:value-type="string">
            <text:p text:style-name="P3"><text:span text:style-name="T2">Uvod</text:span></text:p>
          </table:table-cell>
          <table:covered-table-cell/>
        </table:table-row>
        <table:table-row table:style-name="Table1.1">
          <table:table-cell table:style-name="Table1.A66" office:value-type="string">
            <text:p text:style-name="P3"><text:span text:style-name="T4">Argument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67" office:value-type="string">
            <text:p text:style-name="P3"><text:span text:style-name="T4">Funkcij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68" office:value-type="string">
            <text:p text:style-name="P3"><text:span text:style-name="T4">Environment varijabl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69" office:value-type="string">
            <text:p text:style-name="P3"><text:span text:style-name="T4">Specijalne varijabl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70" office:value-type="string">
            <text:p text:style-name="P3"><text:span text:style-name="T4">Komentar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3"><text:span text:style-name="T2">Osnovni operatori</text:span></text:p>
          </table:table-cell>
          <table:covered-table-cell/>
        </table:table-row>
        <table:table-row table:style-name="Table1.1">
          <table:table-cell table:style-name="Table1.A72" office:value-type="string">
            <text:p text:style-name="P3"><text:span text:style-name="T4">Aritmetički operator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73" office:value-type="string">
            <text:p text:style-name="P3"><text:span text:style-name="T4">Relacijski operatori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74" office:value-type="string">
            <text:p text:style-name="P3"><text:span text:style-name="T4">Boolean operator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75" office:value-type="string">
            <text:p text:style-name="P3"><text:span text:style-name="T6">String operatori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76" office:value-type="string">
            <text:p text:style-name="P3"><text:span text:style-name="T6">Operatori datoteka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3"><text:span text:style-name="T2">Kontrola toka: odlučivanje</text:span></text:p>
          </table:table-cell>
          <table:covered-table-cell/>
        </table:table-row>
        <table:table-row table:style-name="Table1.1">
          <table:table-cell table:style-name="Table1.A78" office:value-type="string">
            <text:p text:style-name="P3"><text:span text:style-name="T4">if – f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79" office:value-type="string">
            <text:p text:style-name="P3"><text:span text:style-name="T4">if – else – fi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80" office:value-type="string">
            <text:p text:style-name="P3"><text:span text:style-name="T4">if – elif – else – fi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81" office:value-type="string">
            <text:p text:style-name="P3"><text:span text:style-name="T8">case – esac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" table:number-columns-spanned="2" office:value-type="string">
            <text:p text:style-name="P3"><text:span text:style-name="T2">Kontrola toka: petlje</text:span></text:p>
          </table:table-cell>
          <table:covered-table-cell/>
        </table:table-row>
        <table:table-row table:style-name="Table1.1">
          <table:table-cell table:style-name="Table1.A83" office:value-type="string">
            <text:p text:style-name="P3"><text:span text:style-name="T4">for do – don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84" office:value-type="string">
            <text:p text:style-name="P3"><text:span text:style-name="T4">while do – don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85" office:value-type="string">
            <text:p text:style-name="P3"><text:span text:style-name="T8">until do – don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86" office:value-type="string">
            <text:p text:style-name="P3"><text:span text:style-name="T8">select do – done</text:span></text:p>
          </table:table-cell>
          <table:table-cell table:style-name="Table1.B4" office:value-type="string">
            <text:p text:style-name="P4"/>
          </table:table-cell>
        </table:table-row>
        <text:soft-page-break/>
        <table:table-row table:style-name="Table1.1">
          <table:table-cell table:style-name="Table1.A19" table:number-columns-spanned="2" office:value-type="string">
            <text:p text:style-name="P3"><text:span text:style-name="T2">Kontrola toka: bezuvjetni skok</text:span></text:p>
          </table:table-cell>
          <table:covered-table-cell/>
        </table:table-row>
        <table:table-row table:style-name="Table1.1">
          <table:table-cell table:style-name="Table1.A88" office:value-type="string">
            <text:p text:style-name="P3"><text:span text:style-name="T4">break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89" office:value-type="string">
            <text:p text:style-name="P3"><text:span text:style-name="T4">continu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90" office:value-type="string">
            <text:p text:style-name="P3"><text:span text:style-name="T4">return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3"><text:span text:style-name="T3">SQL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3"><text:span text:style-name="T2">Općenito</text:span></text:p>
          </table:table-cell>
          <table:covered-table-cell/>
        </table:table-row>
        <table:table-row table:style-name="Table1.1">
          <table:table-cell table:style-name="Table1.A93" office:value-type="string">
            <text:p text:style-name="P3"><text:span text:style-name="T6">tabl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94" office:value-type="string">
            <text:p text:style-name="P3"><text:span text:style-name="T6">column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95" office:value-type="string">
            <text:p text:style-name="P3"><text:span text:style-name="T8">view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96" office:value-type="string">
            <text:p text:style-name="P3"><text:span text:style-name="T8">index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97" office:value-type="string">
            <text:p text:style-name="P3"><text:span text:style-name="T8">constraint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98" office:value-type="string">
            <text:p text:style-name="P3"><text:span text:style-name="T8">stored procedur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99" office:value-type="string">
            <text:p text:style-name="P3"><text:span text:style-name="T8">trigger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00" office:value-type="string">
            <text:p text:style-name="P3"><text:span text:style-name="T6">creat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01" office:value-type="string">
            <text:p text:style-name="P3"><text:span text:style-name="T6">drop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02" office:value-type="string">
            <text:p text:style-name="P3"><text:span text:style-name="T4">select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03" office:value-type="string">
            <text:p text:style-name="P3"><text:span text:style-name="T4">insert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04" office:value-type="string">
            <text:p text:style-name="P3"><text:span text:style-name="T4">updat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05" office:value-type="string">
            <text:p text:style-name="P3"><text:span text:style-name="T4">delet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06" office:value-type="string">
            <text:p text:style-name="P3"><text:span text:style-name="T6">commit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3"><text:span text:style-name="T2">Vrste relacija između tablica</text:span></text:p>
          </table:table-cell>
          <table:covered-table-cell/>
        </table:table-row>
        <table:table-row table:style-name="Table1.1">
          <table:table-cell table:style-name="Table1.A108" office:value-type="string">
            <text:p text:style-name="P3"><text:span text:style-name="T8">1 – 1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09" office:value-type="string">
            <text:p text:style-name="P3"><text:span text:style-name="T8">1 – više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10" office:value-type="string">
            <text:p text:style-name="P3"><text:span text:style-name="T8">više - više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3"><text:span text:style-name="T3">SVN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3"><text:span text:style-name="T2">Općenito</text:span></text:p>
          </table:table-cell>
          <table:covered-table-cell/>
        </table:table-row>
        <table:table-row table:style-name="Table1.1">
          <table:table-cell table:style-name="Table1.A113" office:value-type="string">
            <text:p text:style-name="P3"><text:span text:style-name="T6">Check-out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14" office:value-type="string">
            <text:p text:style-name="P3"><text:span text:style-name="T6">Commit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115" office:value-type="string">
            <text:p text:style-name="P3"><text:span text:style-name="T8">trunk</text:span>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116" office:value-type="string">
            <text:p text:style-name="P3"><text:span text:style-name="T8">branch</text:span></text:p>
          </table:table-cell>
          <table:table-cell table:style-name="Table1.B116" office:value-type="string">
            <text:p text:style-name="P4"/>
          </table:table-cell>
        </table:table-row>
      </table:table>
      <text:p text:style-name="P13"><text:soft-page-break/></text:p>
      <text:list xml:id="list224535806801563" text:continue-numbering="true" text:style-name="WWNum2">
        <text:list-item>
          <text:h text:style-name="P15" text:outline-level="1">Praktični dio</text:h>
        </text:list-item>
      </text:list>
      <text:p text:style-name="Standard"><text:span text:style-name="T1">Riješite navedene zadatke vodeći računa o točnosti rješenja, čitljivosti i razumljivosti koda. Sve skripte koje budete kreirali tijekom priprema trebaju biti nazvane ovako:</text:span></text:p>
      <text:p text:style-name="code">zadatak&lt;broj zadatka&gt;_&lt;proizvoljan naziv&gt;</text:p>
      <text:p text:style-name="Standard"><text:span text:style-name="T1">gdje </text:span><text:span text:style-name="code_20_Char">&lt;broj zadatka&gt;</text:span><text:span text:style-name="T1"> predstavlja dvoznamenkastu brojčanu oznaku zadatka (npr. 03 ili 13), a </text:span><text:span text:style-name="code_20_Char">&lt;proizvoljan naziv&gt;</text:span><text:span text:style-name="T1"> predstavlja vaš naziv te skripte.</text:span></text:p>
      <text:p text:style-name="P1"/>
      <text:p text:style-name="Standard"><text:span text:style-name="T1">Primjer: naziv shell skripte koja je rješenje trećeg zadatka:</text:span></text:p>
      <text:p text:style-name="code">zadatak03_HelloWorld.sh</text:p>
      <text:h text:style-name="Heading_20_2" text:outline-level="2"><text:span text:style-name="T1">Zadatci</text:span></text:h>
      <text:list xml:id="list3973556088266775003" text:style-name="WWNum6">
        <text:list-item>
          <text:p text:style-name="P19"><text:span text:style-name="T5">Otvori neku veliku tekstualnu datoteku pomoću less naredbe:</text:span></text:p>
        </text:list-item>
      </text:list>
      <text:list xml:id="list7052526694759581278" text:style-name="WWNum7">
        <text:list-item>
          <text:list>
            <text:list-item>
              <text:p text:style-name="P20"><text:span text:style-name="T5">Pomoću prečaca odi na kraj datoteke</text:span></text:p>
            </text:list-item>
            <text:list-item>
              <text:p text:style-name="P20"><text:span text:style-name="T5">Pretraži neki pojam od kraja prema početku</text:span></text:p>
            </text:list-item>
            <text:list-item>
              <text:p text:style-name="P20"><text:span text:style-name="T5">Skoči na početak datoteke</text:span></text:p>
            </text:list-item>
            <text:list-item>
              <text:p text:style-name="P20"><text:span text:style-name="T5">Pretraži neki pojam od početka prema kraju</text:span></text:p>
            </text:list-item>
          </text:list>
        </text:list-item>
      </text:list>
      <text:list xml:id="list224536874096693" text:continue-list="list3973556088266775003" text:style-name="WWNum6">
        <text:list-item>
          <text:p text:style-name="P19"><text:span text:style-name="T5">Kreiraj novu datoteku naziva zadatak02_MyFirstFile i uredi ju pomoću vi editora:</text:span></text:p>
        </text:list-item>
      </text:list>
      <text:list xml:id="list224536660589224" text:continue-list="list7052526694759581278" text:style-name="WWNum7">
        <text:list-item>
          <text:list>
            <text:list-item>
              <text:p text:style-name="P20"><text:span text:style-name="T5">Upiši desetak redova</text:span></text:p>
            </text:list-item>
            <text:list-item>
              <text:p text:style-name="P20"><text:span text:style-name="T5">Umetni novi red u prvoj liniji datoteke</text:span></text:p>
            </text:list-item>
            <text:list-item>
              <text:p text:style-name="P20"><text:span text:style-name="T5">Obriši zadnju liniju datoteke</text:span></text:p>
            </text:list-item>
            <text:list-item>
              <text:p text:style-name="P20"><text:span text:style-name="T5">Pretraži neki pojam od početka prema kraju</text:span></text:p>
            </text:list-item>
            <text:list-item>
              <text:p text:style-name="P20"><text:span text:style-name="T5">Izmjeni riječ u sredini datoteke</text:span></text:p>
            </text:list-item>
            <text:list-item>
              <text:p text:style-name="P20"><text:span text:style-name="T5">Spremi sve izmjene i izađi iz editora</text:span></text:p>
            </text:list-item>
          </text:list>
        </text:list-item>
      </text:list>
      <text:list xml:id="list224537025277973" text:continue-list="list224536874096693" text:style-name="WWNum6">
        <text:list-item>
          <text:p text:style-name="P19"><text:span text:style-name="T5">Kreiraj tzv. "Hello World" skriptu tj. skriptu koja će nakon pokretanja na konzolu ispisati riječi "Hello World".</text:span></text:p>
        </text:list-item>
        <text:list-item>
          <text:p text:style-name="P19"><text:span text:style-name="T5">Kreiraj program koji prima jedan argument – cjelobrojnu vrijednost. Program treba provjeriti je li argument paran ili neparan broj te ispisati poruku na konzolu u obliku „X je paran broj“ ili „X je neparan broj“.</text:span></text:p>
        </text:list-item>
        <text:list-item>
          <text:p text:style-name="P19"><text:span text:style-name="T7">Kreiraj program koji za argumente prima početak i kraj nekog intervala. Neka početak intervala bude manji od 10, a kraj intervala veći od 100. Program treba provjeriti jesu li početak i kraj intervala ispravno definirani te ispisati poruku o pogrešci ukoliko nisu. Ukoliko jesu program treba za svaki broj u zadanom intervalu napraviti sljedeće:</text:span></text:p>
        </text:list-item>
      </text:list>
      <text:list xml:id="list224536519173019" text:continue-list="list224536660589224" text:style-name="WWNum7">
        <text:list-item>
          <text:list>
            <text:list-item>
              <text:p text:style-name="P20"><text:span text:style-name="T7">ukoliko je broj manji ili jednak 50, treba prekinuti procesuiranje tog broja i prijeći na sljedeći</text:span></text:p>
            </text:list-item>
            <text:list-item>
              <text:p text:style-name="P20"><text:span text:style-name="T7">ukoliko je broj veći od 50, treba ispisati taj broj na konzolu u obliku „Obradujem X“</text:span></text:p>
            </text:list-item>
            <text:list-item>
              <text:p text:style-name="P20"><text:span text:style-name="T7">ukoliko je broj jednak 75, treba prekinuti procesuiranje intervala te ispisati poruku „Obrada gotova“</text:span></text:p>
            </text:list-item>
          </text:list>
        </text:list-item>
      </text:list>
      <text:list xml:id="list224535869426048" text:continue-list="list224537025277973" text:style-name="WWNum6">
        <text:list-item>
          <text:p text:style-name="P19"><text:span text:style-name="T5">Kreiraj program koji će ispisati koliko ima brojeva djeljivih sa 7 u intervalu između neka dva prirodna broja učitana iz konfiguracijske datoteke. Putanja do konfiguracijske datoteke treba biti argument skripte.</text:span></text:p>
        </text:list-item>
        <text:list-item>
          <text:p text:style-name="P19"><text:span text:style-name="T5">Kreiraj program koji će unutar nekog direktorija rekurzivno pronaći sve datoteke čiji naziv počinje s „my_“ i izmijeniti njihova pristupna prava. Putanja direktorija za pretraživanje i pristupna prava su argumenti skripte.</text:span></text:p>
        </text:list-item>
        <text:list-item>
          <text:p text:style-name="P19"><text:span text:style-name="T5">Kreiraj program koji će 10 puta tražiti korisnika unos teksta. Nakon svakog unosa, program treba uneseni tekst <text:s/>upisati u izlaznu datoteku. Nakon završetka programa, izlazna datoteka treba sadržavati svih 10 unosa i samo tih 10 unosa. Putanja izlazne datoteke je argument skripte.</text:span></text:p>
        </text:list-item>
        <text:list-item>
          <text:p text:style-name="P19"><text:soft-page-break/><text:span text:style-name="T5">Kreiraj program koji treba u izlaznu datoteku ispisati apsolutne putanje svih datoteka s ekstenzijom "txt" unutar nekog direktorija u kojima se nalazi neka tekstualna fraza. Putanja izlazne datoteke i direktorija za pretraživanje te tekstualna fraza su argumenti skripte.</text:span></text:p>
        </text:list-item>
        <text:list-item>
          <text:p text:style-name="P19"><text:span text:style-name="T7">Kreiraj program koji će ispisati sve PID-ove procesa pokrenutih od strane nekog korisnika. Ime korisnika je argument skripte.</text:span></text:p>
        </text:list-item>
        <text:list-item>
          <text:p text:style-name="P19"><text:span text:style-name="T7">Kreiraj program koji će unutar nekog direktorija rekurzivno pronaći sve datoteke čiji naziv počinje s „my_“ i obrisati iz njih linije koje počinju s velikim slovom.</text:span></text:p>
        </text:list-item>
        <text:list-item>
          <text:p text:style-name="P19"><text:span text:style-name="T7">Kreiraj program koji će primati dva argumenta, od kojih je drugi opcionalan te imati tri funkcije:</text:span></text:p>
        </text:list-item>
      </text:list>
      <text:list xml:id="list224536260166301" text:continue-list="list224536519173019" text:style-name="WWNum7">
        <text:list-item>
          <text:list>
            <text:list-item>
              <text:p text:style-name="P20"><text:span text:style-name="T7">Funkcija koja provjerava ispravnost broja argumenata (u slučaju krivog broja, poziva prvo funkciju za ispis uputa, a zatim i funkciju za ispis poruke o pogrešci)</text:span></text:p>
            </text:list-item>
            <text:list-item>
              <text:p text:style-name="P20"><text:span text:style-name="T7">Funkcija koja ispisuje upute kako ispravno koristiti program</text:span></text:p>
            </text:list-item>
            <text:list-item>
              <text:p text:style-name="P20"><text:span text:style-name="T7">Funkcija koja ispisuje poruku o pogrešci i izlazi van iz programa</text:span></text:p>
            </text:list-item>
          </text:list>
        </text:list-item>
      </text:list>
      <text:list xml:id="list224536772565476" text:continue-list="list224535869426048" text:style-name="WWNum6">
        <text:list-item>
          <text:p text:style-name="P19"><text:span text:style-name="T9">Kreiraj datoteku koja će biti u </text:span><text:span text:style-name="code_20_Char"><text:span text:style-name="T9">/etc/cron.d</text:span></text:span><text:span text:style-name="T9"> kako bi se periodički pokretale sljedeće skripte:</text:span></text:p>
        </text:list-item>
      </text:list>
      <text:list xml:id="list224537342538349" text:continue-list="list224536260166301" text:style-name="WWNum7">
        <text:list-item>
          <text:list>
            <text:list-item>
              <text:p text:style-name="P20"><text:span text:style-name="T9">skripta </text:span><text:span text:style-name="code_20_Char"><text:span text:style-name="T9">/tmp/script1.sh</text:span></text:span><text:span text:style-name="T9"> svaku minutu</text:span></text:p>
            </text:list-item>
            <text:list-item>
              <text:p text:style-name="P20"><text:span text:style-name="T9">skripta </text:span><text:span text:style-name="code_20_Char"><text:span text:style-name="T9">/tmp/script2.sh</text:span></text:span><text:span text:style-name="T9"> svakih 15 minuta</text:span></text:p>
            </text:list-item>
            <text:list-item>
              <text:p text:style-name="P20"><text:span text:style-name="T9">skripta </text:span><text:span text:style-name="code_20_Char"><text:span text:style-name="T9">/tmp/script3.sh</text:span></text:span><text:span text:style-name="T9"> svakih sat vremena u puni sat i 15 minuta</text:span></text:p>
            </text:list-item>
            <text:list-item>
              <text:p text:style-name="P20"><text:span text:style-name="T9">skripta </text:span><text:span text:style-name="code_20_Char"><text:span text:style-name="T9">/tmp/script4.sh</text:span></text:span><text:span text:style-name="T9"> svakih 2 sata</text:span></text:p>
            </text:list-item>
            <text:list-item>
              <text:p text:style-name="P20"><text:span text:style-name="T9">skripta </text:span><text:span text:style-name="code_20_Char"><text:span text:style-name="T9">/tmp/script5.sh</text:span></text:span><text:span text:style-name="T9"> svaki dan u 02:30</text:span></text:p>
            </text:list-item>
          </text:list>
        </text:list-item>
      </text:list>
      <text:list xml:id="list224536381192246" text:continue-list="list224536772565476" text:style-name="WWNum6">
        <text:list-item>
          <text:p text:style-name="P19"><text:span text:style-name="T9">Kreiraj program koji će koristeći regular expression provjeriti ispravnost naziva datoteka u nekom direktoriju. Putanja direktorija za pretraživanje je argument skripte, a naziv datoteke je ispravan ukoliko su svi navedeni uvjeti zadovoljeni:</text:span></text:p>
        </text:list-item>
      </text:list>
      <text:list xml:id="list224537859559761" text:continue-list="list224537342538349" text:style-name="WWNum7">
        <text:list-item>
          <text:list>
            <text:list-item>
              <text:p text:style-name="P20"><text:span text:style-name="T9">Prva četiri znaka su „ABCD“ (točno tim redom)</text:span></text:p>
            </text:list-item>
            <text:list-item>
              <text:p text:style-name="P20"><text:span text:style-name="T9">Sljedeća četiri znaka su bilo koji brojevi</text:span></text:p>
            </text:list-item>
            <text:list-item>
              <text:p text:style-name="P20"><text:span text:style-name="T9">Zatim slijedi podvlaka</text:span></text:p>
            </text:list-item>
            <text:list-item>
              <text:p text:style-name="P20"><text:span text:style-name="T9">Sljedeća tri znaka trebaju biti bilo koja velika slova engleske abecede</text:span></text:p>
            </text:list-item>
            <text:list-item>
              <text:p text:style-name="P20"><text:span text:style-name="T9">Zatim slijedi crtica</text:span></text:p>
            </text:list-item>
            <text:list-item>
              <text:p text:style-name="P20"><text:span text:style-name="T9">Naposljetku slijedi neograničen niz znakova koji uključuju brojeve i bilo koja (velika ili mala) slova engleske abecede</text:span></text:p>
            </text:list-item>
          </text:list>
        </text:list-item>
      </text:list>
      <text:p text:style-name="P21"><text:span text:style-name="T9">Primjer ispravnog naziva datoteke: ABCD5189_XPR-SomeText007</text:span></text:p>
      <text:list xml:id="list224537325354284" text:continue-list="list224536381192246" text:style-name="WWNum6">
        <text:list-item>
          <text:p text:style-name="P19"><text:span text:style-name="T9">Napraviti program koji će omogućiti korisniku ispis statistike broja pojedinih riječi unutar datoteke koju navodi kao argument. Riječi trebaju biti poredane po abecedi i treba ignorirati velika/mala slova. Ispod se nalazi primjer ispisa:</text:span></text:p>
        </text:list-item>
      </text:list>
      <text:p text:style-name="P18"><text:span text:style-name="T9">U datoteci XX nalaze se sljedece rijeci:</text:span></text:p>
      <text:p text:style-name="P18"><text:span text:style-name="T9">------------------------</text:span></text:p>
      <text:p text:style-name="P18"><text:span text:style-name="T9">Rijec (broj ponavljanja)</text:span></text:p>
      <text:p text:style-name="P18"><text:span text:style-name="T9">------------------------</text:span></text:p>
      <text:p text:style-name="P18"><text:span text:style-name="T9">auto (17)</text:span></text:p>
      <text:p text:style-name="P18"><text:span text:style-name="T9">auta (2)</text:span></text:p>
      <text:p text:style-name="P18"><text:span text:style-name="T9">boje (19)</text:span></text:p>
      <text:p text:style-name="P18"><text:bookmark text:name="_GoBack"/><text:span text:style-name="T9">je (39)</text:span></text:p>
      <text:p text:style-name="P18"><text:span text:style-name="T9">su (110)</text:span></text:p>
      <text:p text:style-name="P18"><text:span text:style-name="T9">------------------------</text:span></text:p>
      <text:list xml:id="list224536240804328" text:continue-list="list224535806801563" text:style-name="WWNum2">
        <text:list-item>
          <text:h text:style-name="P14" text:outline-level="1">Upute za završni izvještaj</text:h>
        </text:list-item>
      </text:list>
      <text:p text:style-name="Standard"><text:span text:style-name="T1">Završni izvještaj sadrži rezultat svladavanja teorijske i praktične grupe zadataka:</text:span></text:p>
      <text:list xml:id="list5914193007487746226" text:style-name="WWNum3">
        <text:list-item>
          <text:p text:style-name="P17"><text:span text:style-name="T1">Završni izvještaj teorijskog dijela podrazumijeva da u drugi stupac tablice iz poglavlja </text:span><text:span text:style-name="T1"><text:bookmark-ref text:reference-format="number" text:ref-name="_Ref493513928">1</text:bookmark-ref></text:span><text:span text:style-name="T1">. </text:span><text:span text:style-name="T1"><text:bookmark-ref text:reference-format="text" text:ref-name="_Ref493513928">Teorijski dio</text:bookmark-ref></text:span><text:span text:style-name="T1"> unesete vaše razumijevanje pojedinog pojma navedenog u prvom stupcu te tablice. Preporuča se pojam opisivati vlastitim riječima na hrvatskom jeziku.</text:span></text:p>
        </text:list-item>
        <text:list-item>
          <text:p text:style-name="P17"><text:soft-page-break/><text:span text:style-name="T1">Za završni izvještaj praktičnog dijela trebate sve skripte spremiti u direktorij PripremaPrakse_&lt;ImePrezime&gt;. Direktorij sažmite u zip datoteku jednakog naziva (PripremaPrakse_&lt;ImePrezime&gt;.zip). Naposljetku, tu zip datoteku umetnite na kraj ovog word dokumenta.</text:span></text:p>
        </text:list-item>
      </text:list>
      <text:p text:style-name="Standard"><text:span text:style-name="T1">Nakon što ste odradili navedena dva koraka spremite ovaj word dokument. Prije nego ga pošaljete provjerite jeste li promijenili ImePrezime iz naziva dokumenta u vaše ime i prezim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957in" fo:margin-right="0in" fo:margin-top="0.1665in" fo:margin-bottom="0in" loext:contextual-spacing="false" fo:keep-together="always" fo:text-indent="-0.2957in" style:auto-text-indent="false" fo:keep-with-next="always"/>
      <style:text-properties fo:color="#0070c0" style:font-name="Calibri Light" fo:font-family="'Calibri Light'" style:font-family-generic="roman" style:font-pitch="variable" fo:font-size="16pt" fo:language="hr" fo:country="HR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138in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text-align="center" style:justify-single-word="false"/>
      <style:text-properties fo:text-transform="uppercase" fo:color="#5b9bd5" fo:font-size="22pt" fo:language="hr" fo:country="HR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fo:color="#9cc2e5" style:font-name="Calibri Light" fo:font-family="'Calibri Light'" style:font-family-generic="roman" style:font-pitch="variable" fo:font-size="13pt" fo:language="hr" fo:country="HR" fo:font-style="italic" style:font-name-asian="F" style:font-family-generic-asian="system" style:font-pitch-asian="variable" style:font-size-asian="13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size="10pt" fo:language="hr" fo:country="HR" style:font-size-asian="10pt" style:font-name-complex="Consolas1" style:font-family-complex="Consolas" style:font-family-generic-complex="system" style:font-pitch-complex="variable" style:font-size-complex="10pt"/>
    </style:style>
    <style:style style:name="tasks" style:family="paragraph" style:parent-style-name="List_20_Paragraph" style:default-outline-level="">
      <style:paragraph-properties fo:margin-top="0.1252in" fo:margin-bottom="0in" loext:contextual-spacing="false"/>
      <style:text-properties fo:language="hr" fo:country="HR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fo:color="#5b9bd5" fo:font-size="22pt" fo:language="hr" fo:country="HR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9cc2e5" style:font-name="Calibri Light" fo:font-family="'Calibri Light'" style:font-family-generic="roman" style:font-pitch="variable" fo:font-size="13pt" fo:language="hr" fo:country="HR" fo:font-style="italic" style:font-name-asian="F" style:font-family-generic-asian="system" style:font-pitch-asian="variable" style:font-size-asian="13pt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0070c0" style:font-name="Calibri Light" fo:font-family="'Calibri Light'" style:font-family-generic="roman" style:font-pitch="variable" fo:font-size="16pt" fo:language="hr" fo:country="HR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size="10pt" fo:language="hr" fo:country="HR" style:font-size-asian="10pt" style:font-name-complex="Consolas1" style:font-family-complex="Consolas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" style:num-suffix="" text:bullet-char="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5.611in" style:type="center"/>
          <style:tab-stop style:position="7.2846in" style:type="right"/>
        </style:tab-stops>
      </style:paragraph-properties>
    </style:style>
    <style:style style:name="MT1" style:family="text">
      <style:text-properties style:font-name="Calibri Light" fo:language="hr" fo:country="HR"/>
    </style:style>
    <style:style style:name="MT2" style:family="text">
      <style:text-properties style:font-name="Calibri Light" fo:font-size="8pt" fo:language="hr" fo:country="HR" style:font-size-asian="8pt" style:font-size-complex="8pt"/>
    </style:style>
    <style:style style:name="MT3" style:family="text">
      <style:text-properties style:font-name="Calibri Light"/>
    </style:style>
    <style:page-layout style:name="Mpm1">
      <style:page-layout-properties fo:page-width="8.2681in" fo:page-height="11.6929in" style:num-format="1" style:print-orientation="portrait" fo:margin-top="0.2362in" fo:margin-bottom="0.472in" fo:margin-left="0.472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547in" fo:margin-left="0in" fo:margin-right="0in" fo:margin-bottom="0.315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iprema za studentsku praksu</text:span><text:span text:style-name="MT1">:</text:span><text:span text:style-name="MT1"> </text:span><text:span text:style-name="MT1">Zadatci – Linux Administrator</text:span><text:span text:style-name="MT1"> </text:span><text:span text:style-name="MT2">(</text:span><text:span text:style-name="MT2">v2.0</text:span><text:span text:style-name="MT2">)</text:span><text:span text:style-name="MT2"><text:tab/></text:span><text:span text:style-name="MT3">Siemens Convergence Creators</text:span><text:span text:style-name="MT1"><text:tab/></text:span><text:span text:style-name="MT1"><text:page-number text:select-page="current">9</text:page-number></text:span><text:span text:style-name="MT3">/</text:span><text:span text:style-name="MT3"><text:page-count>9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ic, Zoran</meta:initial-creator>
    <meta:editing-cycles>83</meta:editing-cycles>
    <meta:creation-date>2017-09-18T09:18:00</meta:creation-date>
    <dc:date>2017-09-22T22:45:13.246164820</dc:date>
    <meta:editing-duration>PT12H51M38S</meta:editing-duration>
    <meta:generator>LibreOffice/5.1.6.2$Linux_X86_64 LibreOffice_project/10m0$Build-2</meta:generator>
    <meta:document-statistic meta:table-count="1" meta:image-count="0" meta:object-count="0" meta:page-count="9" meta:paragraph-count="198" meta:word-count="1484" meta:character-count="10135" meta:non-whitespace-character-count="88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